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61cm" svg:height="0.405cm" svg:x="10.455cm" svg:y="14.757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42:23.382272848</meta:creation-date>
    <dc:date>2018-03-16T15:42:37.433930800</dc:date>
    <meta:editing-duration>PT1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